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EBC41A6293732F30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108"/>
    <style:style style:name="ce1" style:family="table-cell" style:parent-style-name="Default" style:data-style-name="N81"/>
    <style:style style:name="ce3" style:family="table-cell" style:parent-style-name="Default" style:data-style-name="N107"/>
    <style:style style:name="ce5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" table:style-name="ta1">
        <table:shapes>
          <draw:frame draw:z-index="0" draw:style-name="gr1" draw:text-style-name="P1" svg:width="10.3976in" svg:height="5.8484in" svg:x="0in" svg:y="7.6in">
            <draw:object draw:notify-on-update-of-ranges="gen.A2:gen.A42 gen.F2:gen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vcc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acer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7072" calcext:value-type="float">
            <text:p>0,487</text:p>
          </table:table-cell>
          <table:table-cell office:value-type="float" office:value="2.527326" calcext:value-type="float">
            <text:p>2,527</text:p>
          </table:table-cell>
          <table:table-cell office:value-type="float" office:value="0.192722" calcext:value-type="float">
            <text:p>0,193</text:p>
          </table:table-cell>
          <table:table-cell office:value-type="float" office:value="-0.97661" calcext:value-type="float">
            <text:p>-0,977</text:p>
          </table:table-cell>
          <table:table-cell table:formula="of:=[.E2]-AVERAGE([.$E$2:.$E$42])" office:value-type="float" office:value="0.364859463414634" calcext:value-type="float">
            <text:p>0,3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5146" calcext:value-type="float">
            <text:p>0,375</text:p>
          </table:table-cell>
          <table:table-cell office:value-type="float" office:value="1.752685" calcext:value-type="float">
            <text:p>1,753</text:p>
          </table:table-cell>
          <table:table-cell office:value-type="float" office:value="0.214041" calcext:value-type="float">
            <text:p>0,214</text:p>
          </table:table-cell>
          <table:table-cell office:value-type="float" office:value="-1.098961" calcext:value-type="float">
            <text:p>-1,099</text:p>
          </table:table-cell>
          <table:table-cell table:formula="of:=[.E3]-AVERAGE([.$E$2:.$E$42])" office:value-type="float" office:value="0.242508463414634" calcext:value-type="float">
            <text:p>0,2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65598" calcext:value-type="float">
            <text:p>0,466</text:p>
          </table:table-cell>
          <table:table-cell office:value-type="float" office:value="2.32088" calcext:value-type="float">
            <text:p>2,321</text:p>
          </table:table-cell>
          <table:table-cell office:value-type="float" office:value="0.200613" calcext:value-type="float">
            <text:p>0,201</text:p>
          </table:table-cell>
          <table:table-cell office:value-type="float" office:value="-1.055146" calcext:value-type="float">
            <text:p>-1,055</text:p>
          </table:table-cell>
          <table:table-cell table:formula="of:=[.E4]-AVERAGE([.$E$2:.$E$42])" office:value-type="float" office:value="0.286323463414634" calcext:value-type="float">
            <text:p>0,2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77311" calcext:value-type="float">
            <text:p>0,477</text:p>
          </table:table-cell>
          <table:table-cell office:value-type="float" office:value="2.364928" calcext:value-type="float">
            <text:p>2,365</text:p>
          </table:table-cell>
          <table:table-cell office:value-type="float" office:value="0.201829" calcext:value-type="float">
            <text:p>0,202</text:p>
          </table:table-cell>
          <table:table-cell office:value-type="float" office:value="-1.176419" calcext:value-type="float">
            <text:p>-1,176</text:p>
          </table:table-cell>
          <table:table-cell table:formula="of:=[.E5]-AVERAGE([.$E$2:.$E$42])" office:value-type="float" office:value="0.165050463414634" calcext:value-type="float">
            <text:p>0,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5008" calcext:value-type="float">
            <text:p>0,425</text:p>
          </table:table-cell>
          <table:table-cell office:value-type="float" office:value="1.728281" calcext:value-type="float">
            <text:p>1,728</text:p>
          </table:table-cell>
          <table:table-cell office:value-type="float" office:value="0.245914" calcext:value-type="float">
            <text:p>0,246</text:p>
          </table:table-cell>
          <table:table-cell office:value-type="float" office:value="-0.990286" calcext:value-type="float">
            <text:p>-0,990</text:p>
          </table:table-cell>
          <table:table-cell table:formula="of:=[.E6]-AVERAGE([.$E$2:.$E$42])" office:value-type="float" office:value="0.351183463414634" calcext:value-type="float">
            <text:p>0,3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74708" calcext:value-type="float">
            <text:p>0,475</text:p>
          </table:table-cell>
          <table:table-cell office:value-type="float" office:value="2.641858" calcext:value-type="float">
            <text:p>2,642</text:p>
          </table:table-cell>
          <table:table-cell office:value-type="float" office:value="0.179687" calcext:value-type="float">
            <text:p>0,180</text:p>
          </table:table-cell>
          <table:table-cell office:value-type="float" office:value="-0.931836" calcext:value-type="float">
            <text:p>-0,932</text:p>
          </table:table-cell>
          <table:table-cell table:formula="of:=[.E7]-AVERAGE([.$E$2:.$E$42])" office:value-type="float" office:value="0.409633463414634" calcext:value-type="float">
            <text:p>0,4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03046" calcext:value-type="float">
            <text:p>0,403</text:p>
          </table:table-cell>
          <table:table-cell office:value-type="float" office:value="1.859445" calcext:value-type="float">
            <text:p>1,859</text:p>
          </table:table-cell>
          <table:table-cell office:value-type="float" office:value="0.216756" calcext:value-type="float">
            <text:p>0,217</text:p>
          </table:table-cell>
          <table:table-cell office:value-type="float" office:value="-1.113079" calcext:value-type="float">
            <text:p>-1,113</text:p>
          </table:table-cell>
          <table:table-cell table:formula="of:=[.E8]-AVERAGE([.$E$2:.$E$42])" office:value-type="float" office:value="0.228390463414634" calcext:value-type="float">
            <text:p>0,2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46727" calcext:value-type="float">
            <text:p>0,447</text:p>
          </table:table-cell>
          <table:table-cell office:value-type="float" office:value="2.151216" calcext:value-type="float">
            <text:p>2,151</text:p>
          </table:table-cell>
          <table:table-cell office:value-type="float" office:value="0.207662" calcext:value-type="float">
            <text:p>0,208</text:p>
          </table:table-cell>
          <table:table-cell office:value-type="float" office:value="-1.179476" calcext:value-type="float">
            <text:p>-1,179</text:p>
          </table:table-cell>
          <table:table-cell table:formula="of:=[.E9]-AVERAGE([.$E$2:.$E$42])" office:value-type="float" office:value="0.161993463414634" calcext:value-type="float">
            <text:p>0,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4998" calcext:value-type="float">
            <text:p>0,450</text:p>
          </table:table-cell>
          <table:table-cell office:value-type="float" office:value="2.164992" calcext:value-type="float">
            <text:p>2,165</text:p>
          </table:table-cell>
          <table:table-cell office:value-type="float" office:value="0.207844" calcext:value-type="float">
            <text:p>0,208</text:p>
          </table:table-cell>
          <table:table-cell office:value-type="float" office:value="-1.209421" calcext:value-type="float">
            <text:p>-1,209</text:p>
          </table:table-cell>
          <table:table-cell table:formula="of:=[.E10]-AVERAGE([.$E$2:.$E$42])" office:value-type="float" office:value="0.132048463414634" calcext:value-type="float">
            <text:p>0,1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75797" calcext:value-type="float">
            <text:p>0,376</text:p>
          </table:table-cell>
          <table:table-cell office:value-type="float" office:value="1.81278" calcext:value-type="float">
            <text:p>1,813</text:p>
          </table:table-cell>
          <table:table-cell office:value-type="float" office:value="0.207304" calcext:value-type="float">
            <text:p>0,207</text:p>
          </table:table-cell>
          <table:table-cell office:value-type="float" office:value="-1.22528" calcext:value-type="float">
            <text:p>-1,225</text:p>
          </table:table-cell>
          <table:table-cell table:formula="of:=[.E11]-AVERAGE([.$E$2:.$E$42])" office:value-type="float" office:value="0.116189463414634" calcext:value-type="float">
            <text:p>0,1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22039" calcext:value-type="float">
            <text:p>0,422</text:p>
          </table:table-cell>
          <table:table-cell office:value-type="float" office:value="1.709833" calcext:value-type="float">
            <text:p>1,710</text:p>
          </table:table-cell>
          <table:table-cell office:value-type="float" office:value="0.246831" calcext:value-type="float">
            <text:p>0,247</text:p>
          </table:table-cell>
          <table:table-cell office:value-type="float" office:value="-1.043709" calcext:value-type="float">
            <text:p>-1,044</text:p>
          </table:table-cell>
          <table:table-cell table:formula="of:=[.E12]-AVERAGE([.$E$2:.$E$42])" office:value-type="float" office:value="0.297760463414634" calcext:value-type="float">
            <text:p>0,2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30743" calcext:value-type="float">
            <text:p>0,431</text:p>
          </table:table-cell>
          <table:table-cell office:value-type="float" office:value="2.009874" calcext:value-type="float">
            <text:p>2,010</text:p>
          </table:table-cell>
          <table:table-cell office:value-type="float" office:value="0.214313" calcext:value-type="float">
            <text:p>0,214</text:p>
          </table:table-cell>
          <table:table-cell office:value-type="float" office:value="-1.145021" calcext:value-type="float">
            <text:p>-1,145</text:p>
          </table:table-cell>
          <table:table-cell table:formula="of:=[.E13]-AVERAGE([.$E$2:.$E$42])" office:value-type="float" office:value="0.196448463414634" calcext:value-type="float">
            <text:p>0,1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34616" calcext:value-type="float">
            <text:p>0,535</text:p>
          </table:table-cell>
          <table:table-cell office:value-type="float" office:value="1.965184" calcext:value-type="float">
            <text:p>1,965</text:p>
          </table:table-cell>
          <table:table-cell office:value-type="float" office:value="0.272044" calcext:value-type="float">
            <text:p>0,272</text:p>
          </table:table-cell>
          <table:table-cell office:value-type="float" office:value="-0.755097" calcext:value-type="float">
            <text:p>-0,755</text:p>
          </table:table-cell>
          <table:table-cell table:formula="of:=[.E14]-AVERAGE([.$E$2:.$E$42])" office:value-type="float" office:value="0.586372463414634" calcext:value-type="float">
            <text:p>0,58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12857" calcext:value-type="float">
            <text:p>0,513</text:p>
          </table:table-cell>
          <table:table-cell office:value-type="float" office:value="1.898237" calcext:value-type="float">
            <text:p>1,898</text:p>
          </table:table-cell>
          <table:table-cell office:value-type="float" office:value="0.270175" calcext:value-type="float">
            <text:p>0,270</text:p>
          </table:table-cell>
          <table:table-cell office:value-type="float" office:value="-0.843805" calcext:value-type="float">
            <text:p>-0,844</text:p>
          </table:table-cell>
          <table:table-cell table:formula="of:=[.E15]-AVERAGE([.$E$2:.$E$42])" office:value-type="float" office:value="0.497664463414634" calcext:value-type="float">
            <text:p>0,4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99273" calcext:value-type="float">
            <text:p>0,499</text:p>
          </table:table-cell>
          <table:table-cell office:value-type="float" office:value="1.647559" calcext:value-type="float">
            <text:p>1,648</text:p>
          </table:table-cell>
          <table:table-cell office:value-type="float" office:value="0.303038" calcext:value-type="float">
            <text:p>0,303</text:p>
          </table:table-cell>
          <table:table-cell office:value-type="float" office:value="-0.939496" calcext:value-type="float">
            <text:p>-0,939</text:p>
          </table:table-cell>
          <table:table-cell table:formula="of:=[.E16]-AVERAGE([.$E$2:.$E$42])" office:value-type="float" office:value="0.401973463414634" calcext:value-type="float">
            <text:p>0,4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527458" calcext:value-type="float">
            <text:p>0,527</text:p>
          </table:table-cell>
          <table:table-cell office:value-type="float" office:value="1.982892" calcext:value-type="float">
            <text:p>1,983</text:p>
          </table:table-cell>
          <table:table-cell office:value-type="float" office:value="0.266004" calcext:value-type="float">
            <text:p>0,266</text:p>
          </table:table-cell>
          <table:table-cell office:value-type="float" office:value="-0.998415" calcext:value-type="float">
            <text:p>-0,998</text:p>
          </table:table-cell>
          <table:table-cell table:formula="of:=[.E17]-AVERAGE([.$E$2:.$E$42])" office:value-type="float" office:value="0.343054463414634" calcext:value-type="float">
            <text:p>0,3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63289" calcext:value-type="float">
            <text:p>0,563</text:p>
          </table:table-cell>
          <table:table-cell office:value-type="float" office:value="2.068264" calcext:value-type="float">
            <text:p>2,068</text:p>
          </table:table-cell>
          <table:table-cell office:value-type="float" office:value="0.272349" calcext:value-type="float">
            <text:p>0,272</text:p>
          </table:table-cell>
          <table:table-cell office:value-type="float" office:value="-1.072002" calcext:value-type="float">
            <text:p>-1,072</text:p>
          </table:table-cell>
          <table:table-cell table:formula="of:=[.E18]-AVERAGE([.$E$2:.$E$42])" office:value-type="float" office:value="0.269467463414634" calcext:value-type="float">
            <text:p>0,26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592612" calcext:value-type="float">
            <text:p>0,593</text:p>
          </table:table-cell>
          <table:table-cell office:value-type="float" office:value="2.206133" calcext:value-type="float">
            <text:p>2,206</text:p>
          </table:table-cell>
          <table:table-cell office:value-type="float" office:value="0.26862" calcext:value-type="float">
            <text:p>0,269</text:p>
          </table:table-cell>
          <table:table-cell office:value-type="float" office:value="-1.117198" calcext:value-type="float">
            <text:p>-1,117</text:p>
          </table:table-cell>
          <table:table-cell table:formula="of:=[.E19]-AVERAGE([.$E$2:.$E$42])" office:value-type="float" office:value="0.224271463414634" calcext:value-type="float">
            <text:p>0,2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32582" calcext:value-type="float">
            <text:p>0,533</text:p>
          </table:table-cell>
          <table:table-cell office:value-type="float" office:value="1.917433" calcext:value-type="float">
            <text:p>1,917</text:p>
          </table:table-cell>
          <table:table-cell office:value-type="float" office:value="0.277758" calcext:value-type="float">
            <text:p>0,278</text:p>
          </table:table-cell>
          <table:table-cell office:value-type="float" office:value="-1.078083" calcext:value-type="float">
            <text:p>-1,078</text:p>
          </table:table-cell>
          <table:table-cell table:formula="of:=[.E20]-AVERAGE([.$E$2:.$E$42])" office:value-type="float" office:value="0.263386463414634" calcext:value-type="float">
            <text:p>0,26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571382" calcext:value-type="float">
            <text:p>0,571</text:p>
          </table:table-cell>
          <table:table-cell office:value-type="float" office:value="2.106747" calcext:value-type="float">
            <text:p>2,107</text:p>
          </table:table-cell>
          <table:table-cell office:value-type="float" office:value="0.271215" calcext:value-type="float">
            <text:p>0,271</text:p>
          </table:table-cell>
          <table:table-cell office:value-type="float" office:value="-1.149033" calcext:value-type="float">
            <text:p>-1,149</text:p>
          </table:table-cell>
          <table:table-cell table:formula="of:=[.E21]-AVERAGE([.$E$2:.$E$42])" office:value-type="float" office:value="0.192436463414634" calcext:value-type="float">
            <text:p>0,1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68169" calcext:value-type="float">
            <text:p>0,568</text:p>
          </table:table-cell>
          <table:table-cell office:value-type="float" office:value="1.918526" calcext:value-type="float">
            <text:p>1,919</text:p>
          </table:table-cell>
          <table:table-cell office:value-type="float" office:value="0.296149" calcext:value-type="float">
            <text:p>0,296</text:p>
          </table:table-cell>
          <table:table-cell office:value-type="float" office:value="-1.017858" calcext:value-type="float">
            <text:p>-1,018</text:p>
          </table:table-cell>
          <table:table-cell table:formula="of:=[.E22]-AVERAGE([.$E$2:.$E$42])" office:value-type="float" office:value="0.323611463414634" calcext:value-type="float">
            <text:p>0,3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576385" calcext:value-type="float">
            <text:p>0,576</text:p>
          </table:table-cell>
          <table:table-cell office:value-type="float" office:value="1.813328" calcext:value-type="float">
            <text:p>1,813</text:p>
          </table:table-cell>
          <table:table-cell office:value-type="float" office:value="0.31786" calcext:value-type="float">
            <text:p>0,318</text:p>
          </table:table-cell>
          <table:table-cell office:value-type="float" office:value="-1.119228" calcext:value-type="float">
            <text:p>-1,119</text:p>
          </table:table-cell>
          <table:table-cell table:formula="of:=[.E23]-AVERAGE([.$E$2:.$E$42])" office:value-type="float" office:value="0.222241463414634" calcext:value-type="float">
            <text:p>0,2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08424" calcext:value-type="float">
            <text:p>0,508</text:p>
          </table:table-cell>
          <table:table-cell office:value-type="float" office:value="1.886005" calcext:value-type="float">
            <text:p>1,886</text:p>
          </table:table-cell>
          <table:table-cell office:value-type="float" office:value="0.269577" calcext:value-type="float">
            <text:p>0,270</text:p>
          </table:table-cell>
          <table:table-cell office:value-type="float" office:value="-1.092851" calcext:value-type="float">
            <text:p>-1,093</text:p>
          </table:table-cell>
          <table:table-cell table:formula="of:=[.E24]-AVERAGE([.$E$2:.$E$42])" office:value-type="float" office:value="0.248618463414634" calcext:value-type="float">
            <text:p>0,24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547224" calcext:value-type="float">
            <text:p>0,547</text:p>
          </table:table-cell>
          <table:table-cell office:value-type="float" office:value="2.044401" calcext:value-type="float">
            <text:p>2,044</text:p>
          </table:table-cell>
          <table:table-cell office:value-type="float" office:value="0.26767" calcext:value-type="float">
            <text:p>0,268</text:p>
          </table:table-cell>
          <table:table-cell office:value-type="float" office:value="-1.241035" calcext:value-type="float">
            <text:p>-1,241</text:p>
          </table:table-cell>
          <table:table-cell table:formula="of:=[.E25]-AVERAGE([.$E$2:.$E$42])" office:value-type="float" office:value="0.100434463414634" calcext:value-type="float">
            <text:p>0,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29369" calcext:value-type="float">
            <text:p>0,529</text:p>
          </table:table-cell>
          <table:table-cell office:value-type="float" office:value="1.973918" calcext:value-type="float">
            <text:p>1,974</text:p>
          </table:table-cell>
          <table:table-cell office:value-type="float" office:value="0.268182" calcext:value-type="float">
            <text:p>0,268</text:p>
          </table:table-cell>
          <table:table-cell office:value-type="float" office:value="-1.250987" calcext:value-type="float">
            <text:p>-1,251</text:p>
          </table:table-cell>
          <table:table-cell table:formula="of:=[.E26]-AVERAGE([.$E$2:.$E$42])" office:value-type="float" office:value="0.090482463414634" calcext:value-type="float">
            <text:p>0,09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521601" calcext:value-type="float">
            <text:p>0,522</text:p>
          </table:table-cell>
          <table:table-cell office:value-type="float" office:value="2.01051" calcext:value-type="float">
            <text:p>2,011</text:p>
          </table:table-cell>
          <table:table-cell office:value-type="float" office:value="0.259437" calcext:value-type="float">
            <text:p>0,259</text:p>
          </table:table-cell>
          <table:table-cell office:value-type="float" office:value="-1.190729" calcext:value-type="float">
            <text:p>-1,191</text:p>
          </table:table-cell>
          <table:table-cell table:formula="of:=[.E27]-AVERAGE([.$E$2:.$E$42])" office:value-type="float" office:value="0.150740463414634" calcext:value-type="float">
            <text:p>0,1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31972" calcext:value-type="float">
            <text:p>0,532</text:p>
          </table:table-cell>
          <table:table-cell office:value-type="float" office:value="2.013812" calcext:value-type="float">
            <text:p>2,014</text:p>
          </table:table-cell>
          <table:table-cell office:value-type="float" office:value="0.264162" calcext:value-type="float">
            <text:p>0,264</text:p>
          </table:table-cell>
          <table:table-cell office:value-type="float" office:value="-1.311155" calcext:value-type="float">
            <text:p>-1,311</text:p>
          </table:table-cell>
          <table:table-cell table:formula="of:=[.E28]-AVERAGE([.$E$2:.$E$42])" office:value-type="float" office:value="0.030314463414634" calcext:value-type="float">
            <text:p>0,03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548891" calcext:value-type="float">
            <text:p>0,549</text:p>
          </table:table-cell>
          <table:table-cell office:value-type="float" office:value="2.044706" calcext:value-type="float">
            <text:p>2,045</text:p>
          </table:table-cell>
          <table:table-cell office:value-type="float" office:value="0.268445" calcext:value-type="float">
            <text:p>0,268</text:p>
          </table:table-cell>
          <table:table-cell office:value-type="float" office:value="-1.437087" calcext:value-type="float">
            <text:p>-1,437</text:p>
          </table:table-cell>
          <table:table-cell table:formula="of:=[.E29]-AVERAGE([.$E$2:.$E$42])" office:value-type="float" office:value="-0.095617536585366" calcext:value-type="float">
            <text:p>-0,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6699" calcext:value-type="float">
            <text:p>0,567</text:p>
          </table:table-cell>
          <table:table-cell office:value-type="float" office:value="2.089001" calcext:value-type="float">
            <text:p>2,089</text:p>
          </table:table-cell>
          <table:table-cell office:value-type="float" office:value="0.271417" calcext:value-type="float">
            <text:p>0,271</text:p>
          </table:table-cell>
          <table:table-cell office:value-type="float" office:value="-1.407044" calcext:value-type="float">
            <text:p>-1,407</text:p>
          </table:table-cell>
          <table:table-cell table:formula="of:=[.E30]-AVERAGE([.$E$2:.$E$42])" office:value-type="float" office:value="-0.0655745365853659" calcext:value-type="float">
            <text:p>-0,06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537178" calcext:value-type="float">
            <text:p>0,537</text:p>
          </table:table-cell>
          <table:table-cell office:value-type="float" office:value="1.998135" calcext:value-type="float">
            <text:p>1,998</text:p>
          </table:table-cell>
          <table:table-cell office:value-type="float" office:value="0.26884" calcext:value-type="float">
            <text:p>0,269</text:p>
          </table:table-cell>
          <table:table-cell office:value-type="float" office:value="-1.401103" calcext:value-type="float">
            <text:p>-1,401</text:p>
          </table:table-cell>
          <table:table-cell table:formula="of:=[.E31]-AVERAGE([.$E$2:.$E$42])" office:value-type="float" office:value="-0.059633536585366" calcext:value-type="float">
            <text:p>-0,06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489024" calcext:value-type="float">
            <text:p>0,489</text:p>
          </table:table-cell>
          <table:table-cell office:value-type="float" office:value="1.571543" calcext:value-type="float">
            <text:p>1,572</text:p>
          </table:table-cell>
          <table:table-cell office:value-type="float" office:value="0.311174" calcext:value-type="float">
            <text:p>0,311</text:p>
          </table:table-cell>
          <table:table-cell office:value-type="float" office:value="-1.460088" calcext:value-type="float">
            <text:p>-1,460</text:p>
          </table:table-cell>
          <table:table-cell table:formula="of:=[.E32]-AVERAGE([.$E$2:.$E$42])" office:value-type="float" office:value="-0.118618536585366" calcext:value-type="float">
            <text:p>-0,11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17005" calcext:value-type="float">
            <text:p>0,517</text:p>
          </table:table-cell>
          <table:table-cell office:value-type="float" office:value="1.933052" calcext:value-type="float">
            <text:p>1,933</text:p>
          </table:table-cell>
          <table:table-cell office:value-type="float" office:value="0.267456" calcext:value-type="float">
            <text:p>0,267</text:p>
          </table:table-cell>
          <table:table-cell office:value-type="float" office:value="-1.541087" calcext:value-type="float">
            <text:p>-1,541</text:p>
          </table:table-cell>
          <table:table-cell table:formula="of:=[.E33]-AVERAGE([.$E$2:.$E$42])" office:value-type="float" office:value="-0.199617536585366" calcext:value-type="float">
            <text:p>-0,2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3002" calcext:value-type="float">
            <text:p>0,530</text:p>
          </table:table-cell>
          <table:table-cell office:value-type="float" office:value="1.950125" calcext:value-type="float">
            <text:p>1,950</text:p>
          </table:table-cell>
          <table:table-cell office:value-type="float" office:value="0.271788" calcext:value-type="float">
            <text:p>0,272</text:p>
          </table:table-cell>
          <table:table-cell office:value-type="float" office:value="-1.637617" calcext:value-type="float">
            <text:p>-1,638</text:p>
          </table:table-cell>
          <table:table-cell table:formula="of:=[.E34]-AVERAGE([.$E$2:.$E$42])" office:value-type="float" office:value="-0.296147536585366" calcext:value-type="float">
            <text:p>-0,29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00421" calcext:value-type="float">
            <text:p>0,600</text:p>
          </table:table-cell>
          <table:table-cell office:value-type="float" office:value="2.241758" calcext:value-type="float">
            <text:p>2,242</text:p>
          </table:table-cell>
          <table:table-cell office:value-type="float" office:value="0.267835" calcext:value-type="float">
            <text:p>0,268</text:p>
          </table:table-cell>
          <table:table-cell office:value-type="float" office:value="-1.677225" calcext:value-type="float">
            <text:p>-1,677</text:p>
          </table:table-cell>
          <table:table-cell table:formula="of:=[.E35]-AVERAGE([.$E$2:.$E$42])" office:value-type="float" office:value="-0.335755536585366" calcext:value-type="float">
            <text:p>-0,3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90976" calcext:value-type="float">
            <text:p>0,491</text:p>
          </table:table-cell>
          <table:table-cell office:value-type="float" office:value="1.710975" calcext:value-type="float">
            <text:p>1,711</text:p>
          </table:table-cell>
          <table:table-cell office:value-type="float" office:value="0.286957" calcext:value-type="float">
            <text:p>0,287</text:p>
          </table:table-cell>
          <table:table-cell office:value-type="float" office:value="-1.896482" calcext:value-type="float">
            <text:p>-1,896</text:p>
          </table:table-cell>
          <table:table-cell table:formula="of:=[.E36]-AVERAGE([.$E$2:.$E$42])" office:value-type="float" office:value="-0.555012536585366" calcext:value-type="float">
            <text:p>-0,55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504032" calcext:value-type="float">
            <text:p>0,504</text:p>
          </table:table-cell>
          <table:table-cell office:value-type="float" office:value="1.762072" calcext:value-type="float">
            <text:p>1,762</text:p>
          </table:table-cell>
          <table:table-cell office:value-type="float" office:value="0.286045" calcext:value-type="float">
            <text:p>0,286</text:p>
          </table:table-cell>
          <table:table-cell office:value-type="float" office:value="-1.992831" calcext:value-type="float">
            <text:p>-1,993</text:p>
          </table:table-cell>
          <table:table-cell table:formula="of:=[.E37]-AVERAGE([.$E$2:.$E$42])" office:value-type="float" office:value="-0.651361536585366" calcext:value-type="float">
            <text:p>-0,6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59954" calcext:value-type="float">
            <text:p>0,560</text:p>
          </table:table-cell>
          <table:table-cell office:value-type="float" office:value="2.010222" calcext:value-type="float">
            <text:p>2,010</text:p>
          </table:table-cell>
          <table:table-cell office:value-type="float" office:value="0.278553" calcext:value-type="float">
            <text:p>0,279</text:p>
          </table:table-cell>
          <table:table-cell office:value-type="float" office:value="-1.946846" calcext:value-type="float">
            <text:p>-1,947</text:p>
          </table:table-cell>
          <table:table-cell table:formula="of:=[.E38]-AVERAGE([.$E$2:.$E$42])" office:value-type="float" office:value="-0.605376536585366" calcext:value-type="float">
            <text:p>-0,60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535633" calcext:value-type="float">
            <text:p>0,536</text:p>
          </table:table-cell>
          <table:table-cell office:value-type="float" office:value="1.926601" calcext:value-type="float">
            <text:p>1,927</text:p>
          </table:table-cell>
          <table:table-cell office:value-type="float" office:value="0.27802" calcext:value-type="float">
            <text:p>0,278</text:p>
          </table:table-cell>
          <table:table-cell office:value-type="float" office:value="-2.276159" calcext:value-type="float">
            <text:p>-2,276</text:p>
          </table:table-cell>
          <table:table-cell table:formula="of:=[.E39]-AVERAGE([.$E$2:.$E$42])" office:value-type="float" office:value="-0.934689536585366" calcext:value-type="float">
            <text:p>-0,93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539903" calcext:value-type="float">
            <text:p>0,540</text:p>
          </table:table-cell>
          <table:table-cell office:value-type="float" office:value="1.860291" calcext:value-type="float">
            <text:p>1,860</text:p>
          </table:table-cell>
          <table:table-cell office:value-type="float" office:value="0.290225" calcext:value-type="float">
            <text:p>0,290</text:p>
          </table:table-cell>
          <table:table-cell office:value-type="float" office:value="-2.144837" calcext:value-type="float">
            <text:p>-2,145</text:p>
          </table:table-cell>
          <table:table-cell table:formula="of:=[.E40]-AVERAGE([.$E$2:.$E$42])" office:value-type="float" office:value="-0.803367536585366" calcext:value-type="float">
            <text:p>-0,8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492562" calcext:value-type="float">
            <text:p>0,493</text:p>
          </table:table-cell>
          <table:table-cell office:value-type="float" office:value="1.602463" calcext:value-type="float">
            <text:p>1,602</text:p>
          </table:table-cell>
          <table:table-cell office:value-type="float" office:value="0.307378" calcext:value-type="float">
            <text:p>0,307</text:p>
          </table:table-cell>
          <table:table-cell office:value-type="float" office:value="-2.450894" calcext:value-type="float">
            <text:p>-2,451</text:p>
          </table:table-cell>
          <table:table-cell table:formula="of:=[.E41]-AVERAGE([.$E$2:.$E$42])" office:value-type="float" office:value="-1.10942453658537" calcext:value-type="float">
            <text:p>-1,10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517005" calcext:value-type="float">
            <text:p>0,517</text:p>
          </table:table-cell>
          <table:table-cell office:value-type="float" office:value="1.862034" calcext:value-type="float">
            <text:p>1,862</text:p>
          </table:table-cell>
          <table:table-cell office:value-type="float" office:value="0.277656" calcext:value-type="float">
            <text:p>0,278</text:p>
          </table:table-cell>
          <table:table-cell office:value-type="float" office:value="-2.408732" calcext:value-type="float">
            <text:p>-2,409</text:p>
          </table:table-cell>
          <table:table-cell table:formula="of:=[.E42]-AVERAGE([.$E$2:.$E$42])" office:value-type="float" office:value="-1.06726253658537" calcext:value-type="float">
            <text:p>-1,067</text:p>
          </table:table-cell>
        </table:table-row>
      </table:table>
      <table:table table:name="cal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_adc</text:p>
          </table:table-cell>
          <table:table-cell table:style-name="ce1" office:value-type="float" office:value="6000" calcext:value-type="float">
            <text:p>6,00E+03</text:p>
          </table:table-cell>
          <table:table-cell/>
          <table:table-cell office:value-type="string" calcext:value-type="string">
            <text:p>R_in</text:p>
          </table:table-cell>
          <table:table-cell table:style-name="ce5" table:formula="of:=98.8+50" office:value-type="float" office:value="148.8" calcext:value-type="float">
            <text:p>1,488E+02</text:p>
          </table:table-cell>
        </table:table-row>
        <table:table-row table:style-name="ro1">
          <table:table-cell office:value-type="string" calcext:value-type="string">
            <text:p>C_adc</text:p>
          </table:table-cell>
          <table:table-cell table:style-name="ce1" office:value-type="float" office:value="0.000000000007" calcext:value-type="float">
            <text:p>7,00E-12</text:p>
          </table:table-cell>
          <table:table-cell/>
          <table:table-cell office:value-type="string" calcext:value-type="string">
            <text:p>C_in</text:p>
          </table:table-cell>
          <table:table-cell table:style-name="ce5" office:value-type="float" office:value="0.000000000478" calcext:value-type="float">
            <text:p>4,780E-10</text:p>
          </table:table-cell>
        </table:table-row>
        <table:table-row table:style-name="ro1">
          <table:table-cell office:value-type="string" calcext:value-type="string">
            <text:p>f_adc</text:p>
          </table:table-cell>
          <table:table-cell table:style-name="ce1" table:formula="of:=96000000/[.B5]" office:value-type="float" office:value="12000000" calcext:value-type="float">
            <text:p>1,20E+07</text:p>
          </table:table-cell>
          <table:table-cell/>
          <table:table-cell office:value-type="string" calcext:value-type="string">
            <text:p>f_in</text:p>
          </table:table-cell>
          <table:table-cell table:style-name="ce1" office:value-type="float" office:value="24000" calcext:value-type="float">
            <text:p>2,40E+04</text:p>
          </table:table-cell>
        </table:table-row>
        <table:table-row table:style-name="ro1">
          <table:table-cell office:value-type="string" calcext:value-type="string">
            <text:p>n_adc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d_ad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_c</text:p>
          </table:table-cell>
          <table:table-cell table:style-name="ce1" table:formula="of:=1/([.E1]*[.E2])" office:value-type="float" office:value="14059477.2123993" calcext:value-type="float">
            <text:p>1,41E+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_f</text:p>
          </table:table-cell>
          <table:table-cell table:style-name="ce1" table:formula="of:=1/SQRT(1+(([.E3]^2)/([.E5]^2)))" office:value-type="float" office:value="0.999998543021329" calcext:value-type="float">
            <text:p>1,00E+00</text:p>
          </table:table-cell>
        </table:table-row>
        <table:table-row table:style-name="ro1">
          <table:table-cell office:value-type="string" calcext:value-type="string">
            <text:p>R_max</text:p>
          </table:table-cell>
          <table:table-cell table:style-name="ce1" table:formula="of:=([.B4]-0.5)/([.B3]*[.B2]*LN(2^(12+2)))-[.B1]" office:value-type="float" office:value="170043.144870379" calcext:value-type="float">
            <text:p>1,70E+05</text:p>
          </table:table-cell>
          <table:table-cell/>
          <table:table-cell office:value-type="string" calcext:value-type="string">
            <text:p>K_f</text:p>
          </table:table-cell>
          <table:table-cell table:style-name="ce1" table:formula="of:=ATAN(-[.E3]/[.E5])" office:value-type="float" office:value="-0.00170703194192491" calcext:value-type="float">
            <text:p>-1,71E-03</text:p>
          </table:table-cell>
        </table:table-row>
        <table:table-row table:style-name="ro1">
          <table:table-cell office:value-type="string" calcext:value-type="string">
            <text:p>T_sam</text:p>
          </table:table-cell>
          <table:table-cell table:style-name="ce1" table:formula="of:=[.B4]/[.B3]" office:value-type="float" office:value="0.000012" calcext:value-type="float">
            <text:p>1,2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adc</text:p>
          </table:table-cell>
          <table:table-cell table:style-name="ce1" table:formula="of:=(15+[.B4])/[.B3]" office:value-type="float" office:value="0.00001325" calcext:value-type="float">
            <text:p>1,33E-05</text:p>
          </table:table-cell>
          <table:table-cell/>
          <table:table-cell office:value-type="string" calcext:value-type="string">
            <text:p>T_trigg</text:p>
          </table:table-cell>
          <table:table-cell office:value-type="string" calcext:value-type="string">
            <text:p>5 mikro s</text:p>
          </table:table-cell>
        </table:table-row>
        <table:table-row table:style-name="ro1">
          <table:table-cell office:value-type="string" calcext:value-type="string">
            <text:p>f_max</text:p>
          </table:table-cell>
          <table:table-cell table:style-name="ce3" table:formula="of:=(1/[.B9])/1000" office:value-type="float" office:value="75.4716981132076" calcext:value-type="float">
            <text:p>75,5</text:p>
          </table:table-cell>
          <table:table-cell/>
          <table:table-cell office:value-type="string" calcext:value-type="string">
            <text:p>T_sam</text:p>
          </table:table-cell>
          <table:table-cell office:value-type="string" calcext:value-type="string">
            <text:p>13,33 micro s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7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6-14T23:38:10.005852192</meta:creation-date>
    <dc:date>2023-07-11T00:30:04.933428293</dc:date>
    <meta:editing-duration>PT7H18M54S</meta:editing-duration>
    <meta:editing-cycles>9</meta:editing-cycles>
    <meta:generator>LibreOffice/7.4.5.1$Linux_X86_64 LibreOffice_project/40$Build-1</meta:generator>
    <dc:creator>Łukasz Dróżdż</dc:creator>
    <meta:document-statistic meta:table-count="2" meta:cell-count="28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18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EBC41A6293732F30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true" chart:regression-intercept-value="0.4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 style:data-style-name="N118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11cm" svg:height="14.856cm" xlink:href=".." xlink:type="simple" chart:class="chart:scatter" chart:style-name="ch1">
        <chart:plot-area chart:style-name="ch2" table:cell-range-address="gen.A2:gen.A42 gen.F2:gen.F42" svg:x="0.528cm" svg:y="0.297cm" svg:width="25.355cm" svg:height="14.262cm">
          <chart:coordinate-region svg:x="1.732cm" svg:y="0.497cm" svg:width="23.779cm" svg:height="13.863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en.F2:gen.F42" chart:class="chart:scatter">
            <chart:domain table:cell-range-address="gen.A2:gen.A42"/>
            <chart:regression-curve chart:style-name="ch7">
              <chart:equation chart:display-equation="true" chart:display-r-square="false" svg:x="2.203cm" svg:y="12.845cm" chart:style-name="ch8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gen.A2:gen.A42</svg:desc>
                </draw:g>
              </table:table-cell>
              <table:table-cell office:value-type="float" office:value="0.364859463414634">
                <text:p>0.364859463414634</text:p>
                <draw:g>
                  <svg:desc>gen.F2:gen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242508463414634">
                <text:p>0.242508463414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286323463414634">
                <text:p>0.286323463414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165050463414634">
                <text:p>0.165050463414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351183463414634">
                <text:p>0.351183463414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0.409633463414634">
                <text:p>0.409633463414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228390463414634">
                <text:p>0.228390463414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0.161993463414634">
                <text:p>0.161993463414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132048463414634">
                <text:p>0.132048463414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0.116189463414634">
                <text:p>0.116189463414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0.297760463414634">
                <text:p>0.2977604634146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">
                <text:p>275</text:p>
              </table:table-cell>
              <table:table-cell office:value-type="float" office:value="0.196448463414634">
                <text:p>0.196448463414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586372463414634">
                <text:p>0.586372463414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">
                <text:p>325</text:p>
              </table:table-cell>
              <table:table-cell office:value-type="float" office:value="0.497664463414634">
                <text:p>0.497664463414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0.401973463414634">
                <text:p>0.401973463414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">
                <text:p>375</text:p>
              </table:table-cell>
              <table:table-cell office:value-type="float" office:value="0.343054463414634">
                <text:p>0.343054463414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269467463414634">
                <text:p>0.269467463414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5">
                <text:p>425</text:p>
              </table:table-cell>
              <table:table-cell office:value-type="float" office:value="0.224271463414634">
                <text:p>0.224271463414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0.263386463414634">
                <text:p>0.263386463414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0.192436463414634">
                <text:p>0.1924364634146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0.323611463414634">
                <text:p>0.323611463414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0.222241463414634">
                <text:p>0.222241463414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0">
                <text:p>550</text:p>
              </table:table-cell>
              <table:table-cell office:value-type="float" office:value="0.248618463414634">
                <text:p>0.2486184634146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5">
                <text:p>575</text:p>
              </table:table-cell>
              <table:table-cell office:value-type="float" office:value="0.100434463414634">
                <text:p>0.100434463414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">
                <text:p>600</text:p>
              </table:table-cell>
              <table:table-cell office:value-type="float" office:value="0.090482463414634">
                <text:p>0.090482463414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5">
                <text:p>625</text:p>
              </table:table-cell>
              <table:table-cell office:value-type="float" office:value="0.150740463414634">
                <text:p>0.150740463414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0">
                <text:p>650</text:p>
              </table:table-cell>
              <table:table-cell office:value-type="float" office:value="0.030314463414634">
                <text:p>0.030314463414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5">
                <text:p>675</text:p>
              </table:table-cell>
              <table:table-cell office:value-type="float" office:value="-0.095617536585366">
                <text:p>-0.095617536585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0">
                <text:p>700</text:p>
              </table:table-cell>
              <table:table-cell office:value-type="float" office:value="-0.0655745365853659">
                <text:p>-0.0655745365853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5">
                <text:p>725</text:p>
              </table:table-cell>
              <table:table-cell office:value-type="float" office:value="-0.059633536585366">
                <text:p>-0.059633536585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-0.118618536585366">
                <text:p>-0.1186185365853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5">
                <text:p>775</text:p>
              </table:table-cell>
              <table:table-cell office:value-type="float" office:value="-0.199617536585366">
                <text:p>-0.199617536585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0">
                <text:p>800</text:p>
              </table:table-cell>
              <table:table-cell office:value-type="float" office:value="-0.296147536585366">
                <text:p>-0.2961475365853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5">
                <text:p>825</text:p>
              </table:table-cell>
              <table:table-cell office:value-type="float" office:value="-0.335755536585366">
                <text:p>-0.335755536585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0">
                <text:p>850</text:p>
              </table:table-cell>
              <table:table-cell office:value-type="float" office:value="-0.555012536585366">
                <text:p>-0.5550125365853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5">
                <text:p>875</text:p>
              </table:table-cell>
              <table:table-cell office:value-type="float" office:value="-0.651361536585366">
                <text:p>-0.651361536585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0">
                <text:p>900</text:p>
              </table:table-cell>
              <table:table-cell office:value-type="float" office:value="-0.605376536585366">
                <text:p>-0.605376536585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5">
                <text:p>925</text:p>
              </table:table-cell>
              <table:table-cell office:value-type="float" office:value="-0.934689536585366">
                <text:p>-0.934689536585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0">
                <text:p>950</text:p>
              </table:table-cell>
              <table:table-cell office:value-type="float" office:value="-0.803367536585366">
                <text:p>-0.803367536585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5">
                <text:p>975</text:p>
              </table:table-cell>
              <table:table-cell office:value-type="float" office:value="-1.10942453658537">
                <text:p>-1.10942453658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5">
                <text:p>995</text:p>
              </table:table-cell>
              <table:table-cell office:value-type="float" office:value="-1.06726253658537">
                <text:p>-1.06726253658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